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1024.comp" table:style-name="ta1">
        <table:shapes>
          <draw:frame draw:z-index="0" draw:style-name="gr1" draw:text-style-name="P1" svg:width="15.996cm" svg:height="9.005cm" svg:x="15.17cm" svg:y="4.17cm">
            <draw:object draw:notify-on-update-of-ranges="'camera1024.comp'.A1:'camera1024.comp'.A1025 'camera1024.comp'.B1:'camera1024.comp'.B10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13033376849501" calcext:value-type="float">
            <text:p>3.130333768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2.86451108105839" calcext:value-type="float">
            <text:p>2.864511081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2.75434833571102" calcext:value-type="float">
            <text:p>2.754348335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2.68752896121463" calcext:value-type="float">
            <text:p>2.687528961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59769518592551" calcext:value-type="float">
            <text:p>2.597695185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55388302664387" calcext:value-type="float">
            <text:p>2.55388302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52113808370404" calcext:value-type="float">
            <text:p>2.521138083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2.40483371661994" calcext:value-type="float">
            <text:p>2.404833716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2.31597034545692" calcext:value-type="float">
            <text:p>2.315970345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2.27646180417324" calcext:value-type="float">
            <text:p>2.276461804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2.2148438480477" calcext:value-type="float">
            <text:p>2.2148438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2.2148438480477" calcext:value-type="float">
            <text:p>2.2148438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2.17318626841227" calcext:value-type="float">
            <text:p>2.17318626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2.10037054511756" calcext:value-type="float">
            <text:p>2.10037054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C19])" office:value-type="float" office:value="1.97772360528885" calcext:value-type="float">
            <text:p>1.97772360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C20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C21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C22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C23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C24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C25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C26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C27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C28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C29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C30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C31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C32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C33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C34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C35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C3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C37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C3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C39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C40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C41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C42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C43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C44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C45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C4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C47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C48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C49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C50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C51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C5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C53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C54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C55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C56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C57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C58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C59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C60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C61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C62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C63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C64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C65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C66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C67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C68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C69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C70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C71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C72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C73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C7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C7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C7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C77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C78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C7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C80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C81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C82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C83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C84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C85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C86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C87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C88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C8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C90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C9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C92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C93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C9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C95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C96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C97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C98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C99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C100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C101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C102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C103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C104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C105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C106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C107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C108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C10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C110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C111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C112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C11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C114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C11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C116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C117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C11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C119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C120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C121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C12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C123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C124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C12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C126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C127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C12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C12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C130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C13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C13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C13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C13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C135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C13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C137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C13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C139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C140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C14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C142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C143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C144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C145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C146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C147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C148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C14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C150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C15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C152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C15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C15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C15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C156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C157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C15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C15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C160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C161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C162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C163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C164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C165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C16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C167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C168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C16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C17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C17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C172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C173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C174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C175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C176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C177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C178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C179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C180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C18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C18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C183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C184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C185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C18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C18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C188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C18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C190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C191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C19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C19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C194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C19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C196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C19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C198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C199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C20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C201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C202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C203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C20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C20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C206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C207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C20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C20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C210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C21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C212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C213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C214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C215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C21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C21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C218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C219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C22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C221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C222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C223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C224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C225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C226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C22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C22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C229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C230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C231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C232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C233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C234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C23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C236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C237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C238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C239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C240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C241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C242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C243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C244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C245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C246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C247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C248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C249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C250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C251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C252])" office:value-type="float" office:value="2.05307844348342" calcext:value-type="float">
            <text:p>2.05307844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C253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C254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C255])" office:value-type="float" office:value="2.19312459835446" calcext:value-type="float">
            <text:p>2.19312459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C256])" office:value-type="float" office:value="2.32221929473392" calcext:value-type="float">
            <text:p>2.322219294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LOG([.C257])" office:value-type="float" office:value="2.61066016308988" calcext:value-type="float">
            <text:p>2.610660163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LOG([.C258])" office:value-type="float" office:value="2.3324384599156" calcext:value-type="float">
            <text:p>2.332438459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LOG([.C259])" office:value-type="float" office:value="2.17318626841227" calcext:value-type="float">
            <text:p>2.17318626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LOG([.C260])" office:value-type="float" office:value="2.13987908640124" calcext:value-type="float">
            <text:p>2.139879086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LOG([.C261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LOG([.C262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LOG([.C263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LOG([.C264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LOG([.C265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LOG([.C26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LOG([.C267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LOG([.C268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LOG([.C269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LOG([.C270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OG([.C271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LOG([.C27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LOG([.C273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LOG([.C274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LOG([.C275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LOG([.C276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LOG([.C27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LOG([.C278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LOG([.C279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LOG([.C280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LOG([.C281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LOG([.C282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LOG([.C283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LOG([.C284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LOG([.C28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LOG([.C286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LOG([.C287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LOG([.C288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LOG([.C28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LOG([.C290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LOG([.C291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LOG([.C292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LOG([.C29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LOG([.C294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LOG([.C295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LOG([.C29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LOG([.C297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LOG([.C29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LOG([.C29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LOG([.C300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LOG([.C301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LOG([.C30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LOG([.C303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LOG([.C30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LOG([.C305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LOG([.C306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LOG([.C307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LOG([.C308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LOG([.C30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LOG([.C31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LOG([.C311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OG([.C312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LOG([.C31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LOG([.C314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LOG([.C31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LOG([.C31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LOG([.C317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LOG([.C31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LOG([.C31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LOG([.C320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LOG([.C321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LOG([.C322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LOG([.C32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LOG([.C32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LOG([.C32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LOG([.C32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LOG([.C32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LOG([.C32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LOG([.C32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LOG([.C33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LOG([.C33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LOG([.C33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LOG([.C33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LOG([.C33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LOG([.C33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LOG([.C33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LOG([.C33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LOG([.C33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LOG([.C339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LOG([.C340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LOG([.C341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LOG([.C34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LOG([.C343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LOG([.C344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LOG([.C345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LOG([.C34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LOG([.C347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LOG([.C348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LOG([.C349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LOG([.C350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LOG([.C35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LOG([.C352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LOG([.C353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LOG([.C354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LOG([.C355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LOG([.C35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LOG([.C357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LOG([.C35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LOG([.C359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OG([.C360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LOG([.C361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LOG([.C36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LOG([.C363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LOG([.C36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LOG([.C36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LOG([.C36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LOG([.C367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LOG([.C368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LOG([.C36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LOG([.C370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LOG([.C37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LOG([.C372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LOG([.C37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LOG([.C37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LOG([.C37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LOG([.C37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LOG([.C37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LOG([.C37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LOG([.C37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LOG([.C380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LOG([.C38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LOG([.C382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LOG([.C383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LOG([.C38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LOG([.C385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LOG([.C38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LOG([.C38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LOG([.C388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LOG([.C38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LOG([.C390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LOG([.C391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LOG([.C392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LOG([.C39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LOG([.C39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LOG([.C39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LOG([.C396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LOG([.C39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LOG([.C39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LOG([.C39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LOG([.C40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LOG([.C40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LOG([.C402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LOG([.C403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LOG([.C40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LOG([.C40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LOG([.C406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LOG([.C407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LOG([.C408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LOG([.C40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LOG([.C41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LOG([.C41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LOG([.C412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LOG([.C413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LOG([.C41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LOG([.C415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LOG([.C416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OG([.C417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LOG([.C41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LOG([.C41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LOG([.C420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LOG([.C42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LOG([.C422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OG([.C423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LOG([.C42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LOG([.C42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LOG([.C426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LOG([.C42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LOG([.C428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LOG([.C429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LOG([.C43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LOG([.C43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LOG([.C432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LOG([.C433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LOG([.C434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LOG([.C43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LOG([.C436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LOG([.C43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LOG([.C438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LOG([.C439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LOG([.C440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LOG([.C44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LOG([.C442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LOG([.C44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LOG([.C44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LOG([.C44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LOG([.C44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LOG([.C447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LOG([.C44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LOG([.C449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LOG([.C45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LOG([.C45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LOG([.C45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LOG([.C45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LOG([.C454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LOG([.C45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LOG([.C45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LOG([.C457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LOG([.C45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LOG([.C459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LOG([.C460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LOG([.C46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LOG([.C462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LOG([.C46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LOG([.C464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LOG([.C46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LOG([.C46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LOG([.C467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LOG([.C46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LOG([.C469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LOG([.C470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LOG([.C47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LOG([.C47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LOG([.C473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LOG([.C474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LOG([.C475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LOG([.C47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LOG([.C477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LOG([.C478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LOG([.C47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LOG([.C480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LOG([.C481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LOG([.C48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OG([.C48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LOG([.C48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LOG([.C48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LOG([.C486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LOG([.C487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LOG([.C488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LOG([.C489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LOG([.C49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LOG([.C49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LOG([.C49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LOG([.C49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LOG([.C49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LOG([.C495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LOG([.C496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LOG([.C497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LOG([.C498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LOG([.C499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LOG([.C50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LOG([.C50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LOG([.C502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LOG([.C503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LOG([.C504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LOG([.C505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LOG([.C50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LOG([.C507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LOG([.C508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LOG([.C509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LOG([.C510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LOG([.C511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LOG([.C512])" office:value-type="float" office:value="2.06069784035361" calcext:value-type="float">
            <text:p>2.06069784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LOG([.C513])" office:value-type="float" office:value="2.19312459835446" calcext:value-type="float">
            <text:p>2.19312459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LOG([.C514])" office:value-type="float" office:value="2.02938377768521" calcext:value-type="float">
            <text:p>2.02938377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LOG([.C515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LOG([.C516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LOG([.C51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LOG([.C518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LOG([.C519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LOG([.C520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LOG([.C521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LOG([.C522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LOG([.C523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LOG([.C52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LOG([.C52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LOG([.C52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LOG([.C52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LOG([.C528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LOG([.C52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LOG([.C530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LOG([.C531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LOG([.C532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LOG([.C533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LOG([.C534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LOG([.C53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LOG([.C536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LOG([.C53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LOG([.C538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LOG([.C539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LOG([.C540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LOG([.C54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LOG([.C542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LOG([.C543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LOG([.C54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LOG([.C54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LOG([.C54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LOG([.C547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LOG([.C54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LOG([.C54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LOG([.C550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LOG([.C55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LOG([.C552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LOG([.C553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LOG([.C55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LOG([.C55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LOG([.C55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LOG([.C55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LOG([.C558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LOG([.C55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LOG([.C560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LOG([.C561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OG([.C562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LOG([.C56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LOG([.C56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LOG([.C565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LOG([.C56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LOG([.C567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LOG([.C56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LOG([.C569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LOG([.C57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LOG([.C57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LOG([.C57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LOG([.C57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LOG([.C57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LOG([.C57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LOG([.C576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LOG([.C57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LOG([.C57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LOG([.C57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LOG([.C580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LOG([.C581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LOG([.C58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LOG([.C583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LOG([.C584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LOG([.C58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LOG([.C586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LOG([.C58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LOG([.C58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LOG([.C589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LOG([.C59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LOG([.C59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LOG([.C59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LOG([.C593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LOG([.C59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LOG([.C59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LOG([.C596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LOG([.C597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LOG([.C598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LOG([.C59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LOG([.C60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LOG([.C60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LOG([.C60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LOG([.C60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LOG([.C60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LOG([.C605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LOG([.C60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LOG([.C607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LOG([.C60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LOG([.C609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LOG([.C610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LOG([.C61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LOG([.C61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LOG([.C6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LOG([.C61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LOG([.C61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LOG([.C616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LOG([.C61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LOG([.C618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LOG([.C61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LOG([.C62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LOG([.C62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LOG([.C622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LOG([.C623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LOG([.C624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LOG([.C6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LOG([.C62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LOG([.C627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LOG([.C62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LOG([.C629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LOG([.C63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LOG([.C63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LOG([.C63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LOG([.C63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LOG([.C634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LOG([.C635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LOG([.C63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LOG([.C637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LOG([.C638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LOG([.C63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LOG([.C64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LOG([.C64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LOG([.C64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LOG([.C643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LOG([.C64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LOG([.C645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LOG([.C646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LOG([.C64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LOG([.C64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LOG([.C64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LOG([.C65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LOG([.C65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LOG([.C65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LOG([.C65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LOG([.C65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OG([.C65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LOG([.C656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LOG([.C657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LOG([.C65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LOG([.C659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LOG([.C66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LOG([.C66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LOG([.C66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LOG([.C66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LOG([.C66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LOG([.C66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LOG([.C66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LOG([.C667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LOG([.C66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LOG([.C66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LOG([.C67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LOG([.C67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LOG([.C67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LOG([.C67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LOG([.C67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LOG([.C67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LOG([.C676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LOG([.C67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LOG([.C67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LOG([.C67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LOG([.C680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LOG([.C681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LOG([.C68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LOG([.C683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LOG([.C684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LOG([.C685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LOG([.C68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LOG([.C687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LOG([.C688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LOG([.C689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LOG([.C69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LOG([.C69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LOG([.C69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LOG([.C69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LOG([.C69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LOG([.C695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LOG([.C69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LOG([.C69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LOG([.C69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LOG([.C69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LOG([.C70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LOG([.C70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LOG([.C70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LOG([.C703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LOG([.C70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LOG([.C70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LOG([.C70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LOG([.C70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LOG([.C70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LOG([.C709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LOG([.C71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LOG([.C711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LOG([.C71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LOG([.C71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LOG([.C71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LOG([.C71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LOG([.C716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LOG([.C71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LOG([.C718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LOG([.C719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LOG([.C72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LOG([.C72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LOG([.C722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LOG([.C723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LOG([.C724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LOG([.C72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LOG([.C72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LOG([.C727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LOG([.C72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LOG([.C72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LOG([.C73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LOG([.C73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LOG([.C732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LOG([.C73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LOG([.C734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LOG([.C73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LOG([.C736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LOG([.C737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LOG([.C738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LOG([.C739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LOG([.C74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LOG([.C741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LOG([.C742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LOG([.C743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LOG([.C744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LOG([.C74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LOG([.C746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LOG([.C74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LOG([.C74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LOG([.C749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LOG([.C75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LOG([.C75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LOG([.C752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LOG([.C753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LOG([.C75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LOG([.C755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LOG([.C756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LOG([.C757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LOG([.C75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LOG([.C75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LOG([.C760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LOG([.C761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LOG([.C762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LOG([.C763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LOG([.C76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LOG([.C765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OG([.C766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LOG([.C767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LOG([.C768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LOG([.C769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LOG([.C770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LOG([.C771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LOG([.C772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LOG([.C773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LOG([.C774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LOG([.C77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LOG([.C776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LOG([.C777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LOG([.C77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LOG([.C779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LOG([.C780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LOG([.C781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LOG([.C782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LOG([.C783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LOG([.C78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LOG([.C785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LOG([.C78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LOG([.C78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LOG([.C788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LOG([.C78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LOG([.C79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LOG([.C79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LOG([.C79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LOG([.C793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LOG([.C79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LOG([.C795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LOG([.C79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LOG([.C79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LOG([.C79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LOG([.C799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LOG([.C800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LOG([.C801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LOG([.C802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LOG([.C80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LOG([.C80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LOG([.C805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LOG([.C80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LOG([.C807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LOG([.C808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LOG([.C809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LOG([.C81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LOG([.C811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LOG([.C81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LOG([.C81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LOG([.C814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LOG([.C81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LOG([.C816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LOG([.C817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LOG([.C818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LOG([.C81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LOG([.C82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LOG([.C8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LOG([.C82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LOG([.C82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LOG([.C824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LOG([.C82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LOG([.C826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LOG([.C8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LOG([.C82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LOG([.C82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LOG([.C83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LOG([.C8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LOG([.C832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LOG([.C83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LOG([.C834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LOG([.C83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LOG([.C8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LOG([.C837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LOG([.C83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LOG([.C83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LOG([.C84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LOG([.C8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LOG([.C84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LOG([.C843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LOG([.C84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LOG([.C84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LOG([.C846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LOG([.C847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LOG([.C84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LOG([.C84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LOG([.C85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LOG([.C85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LOG([.C852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LOG([.C853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LOG([.C854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LOG([.C85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LOG([.C85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LOG([.C857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LOG([.C858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LOG([.C85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LOG([.C86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LOG([.C86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LOG([.C862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LOG([.C863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LOG([.C86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LOG([.C86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LOG([.C866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LOG([.C867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LOG([.C868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LOG([.C86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LOG([.C87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LOG([.C87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LOG([.C872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LOG([.C87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LOG([.C87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LOG([.C87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LOG([.C87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LOG([.C877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LOG([.C87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LOG([.C87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LOG([.C88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LOG([.C88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LOG([.C88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LOG([.C88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LOG([.C884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LOG([.C885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LOG([.C88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LOG([.C887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LOG([.C88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LOG([.C88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LOG([.C890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LOG([.C89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LOG([.C892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LOG([.C893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LOG([.C89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LOG([.C89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LOG([.C89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LOG([.C897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LOG([.C89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OG([.C89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LOG([.C900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LOG([.C90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LOG([.C90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LOG([.C90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LOG([.C90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LOG([.C905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LOG([.C90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LOG([.C90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LOG([.C90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LOG([.C909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LOG([.C91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LOG([.C91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LOG([.C91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LOG([.C91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LOG([.C91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LOG([.C915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LOG([.C916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LOG([.C91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LOG([.C91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LOG([.C919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LOG([.C920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LOG([.C921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LOG([.C92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LOG([.C923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LOG([.C92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LOG([.C92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LOG([.C926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LOG([.C92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LOG([.C92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LOG([.C92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LOG([.C93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LOG([.C93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LOG([.C93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OG([.C93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LOG([.C93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LOG([.C935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LOG([.C9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LOG([.C937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LOG([.C938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LOG([.C93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LOG([.C940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LOG([.C94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LOG([.C942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LOG([.C94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LOG([.C94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LOG([.C94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LOG([.C946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LOG([.C94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LOG([.C948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LOG([.C94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LOG([.C95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LOG([.C95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LOG([.C952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LOG([.C95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LOG([.C954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LOG([.C955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LOG([.C956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LOG([.C957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LOG([.C95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LOG([.C95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LOG([.C960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LOG([.C961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LOG([.C96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LOG([.C963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LOG([.C964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LOG([.C96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LOG([.C966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LOG([.C967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LOG([.C968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LOG([.C969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LOG([.C97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LOG([.C97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LOG([.C972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LOG([.C973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LOG([.C974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LOG([.C975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LOG([.C976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LOG([.C977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LOG([.C978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LOG([.C979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LOG([.C980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LOG([.C981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LOG([.C982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LOG([.C983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LOG([.C984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LOG([.C985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LOG([.C98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LOG([.C987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LOG([.C988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LOG([.C989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LOG([.C99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LOG([.C99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LOG([.C992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LOG([.C99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LOG([.C994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LOG([.C995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LOG([.C996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LOG([.C99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LOG([.C998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LOG([.C999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LOG([.C1000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([.C100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LOG([.C1002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LOG([.C1003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LOG([.C1004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LOG([.C100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LOG([.C1006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LOG([.C100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LOG([.C1008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LOG([.C1009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LOG([.C101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LOG([.C1011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OG([.C1012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LOG([.C1013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LOG([.C1014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LOG([.C101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LOG([.C1016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LOG([.C1017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LOG([.C1018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LOG([.C101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LOG([.C1020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LOG([.C1021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LOG([.C1022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LOG([.C1023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LOG([.C1024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26:38.429569880</dc:date>
    <dc:creator>patrick </dc:creator>
    <meta:editing-duration>PT4M52S</meta:editing-duration>
    <meta:editing-cycles>3</meta:editing-cycles>
    <meta:generator>LibreOffice/4.3.3.2$Linux_X86_64 LibreOffice_project/430m0$Build-2</meta:generator>
    <meta:document-statistic meta:table-count="1" meta:cell-count="30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plot-area chart:style-name="ch2" table:cell-range-address="'camera1024.comp'.A1:'camera1024.comp'.B1025" chart:data-source-has-labels="column" svg:x="1.33cm" svg:y="0.18cm" svg:width="14.348cm" svg:height="7.665cm">
          <chartooo:coordinate-region svg:x="2.057cm" svg:y="0.38cm" svg:width="13.621cm" svg:height="6.541cm"/>
          <chart:axis chart:dimension="x" chart:name="primary-x" chart:style-name="ch3" chartooo:axis-type="auto">
            <chartooo:date-scale/>
            <chart:title svg:x="8.076cm" svg:y="8.025cm" chart:style-name="ch4">
              <text:p>offset</text:p>
            </chart:title>
            <chart:categories table:cell-range-address="'camera1024.comp'.A1:'camera1024.comp'.A1025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camera1024.comp'.B1:'camera1024.comp'.B1025" chart:class="chart:bar">
            <chart:data-point chart:repeated="10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1024.comp'.A1:'camera1024.comp'.A1025</svg:desc>
                </draw:g>
              </table:table-cell>
              <table:table-cell office:value-type="float" office:value="3.13033376849501">
                <text:p>3.13033376849501</text:p>
                <draw:g>
                  <svg:desc>'camera1024.comp'.B1:'camera1024.comp'.B10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6451108105839">
                <text:p>2.864511081058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8752896121463">
                <text:p>2.687528961214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9769518592551">
                <text:p>2.597695185925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5388302664387">
                <text:p>2.553883026643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1597034545692">
                <text:p>2.315970345456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.32221929473392">
                <text:p>2.3222192947339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61066016308988">
                <text:p>2.6106601630898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3324384599156">
                <text:p>2.332438459915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